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1.33mm"/>
    </style:style>
    <style:style style:name="co12" style:family="table-column">
      <style:table-column-properties fo:break-before="auto" style:column-width="12.07mm"/>
    </style:style>
    <style:style style:name="co13" style:family="table-column">
      <style:table-column-properties fo:break-before="auto" style:column-width="23.78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_v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gnificati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Amount of Images</text:p>
          </table:table-cell>
          <table:table-cell office:value-type="string" calcext:value-type="string">
            <text:p>Lambda u</text:p>
          </table:table-cell>
          <table:table-cell office:value-type="string" calcext:value-type="string">
            <text:p>Dropout</text:p>
          </table:table-cell>
          <table:table-cell office:value-type="string" calcext:value-type="string">
            <text:p>Weight Decay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Val loss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Average_Acc</text:p>
          </table:table-cell>
          <table:table-cell office:value-type="string" calcext:value-type="string">
            <text:p>Average_Loss</text:p>
          </table:table-cell>
          <table:table-cell office:value-type="string" calcext:value-type="string">
            <text:p>Avg_Acc</text:p>
          </table:table-cell>
          <table:table-cell office:value-type="string" calcext:value-type="string">
            <text:p>Avg_L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0.8073831" calcext:value-type="float">
            <text:p>0.8073831</text:p>
          </table:table-cell>
          <table:table-cell office:value-type="float" office:value="0.85" calcext:value-type="float">
            <text:p>0.85</text:p>
          </table:table-cell>
          <table:table-cell office:value-type="float" office:value="0.47437704" calcext:value-type="float">
            <text:p>0.47437704</text:p>
          </table:table-cell>
          <table:table-cell office:value-type="float" office:value="16" calcext:value-type="float">
            <text:p>16</text:p>
          </table:table-cell>
          <table:table-cell table:formula="of:=AVERAGE([.J2:.J5])" office:value-type="float" office:value="0.701041666666667" calcext:value-type="float">
            <text:p>0.701041666666667</text:p>
          </table:table-cell>
          <table:table-cell table:formula="of:=AVERAGE([.K2:.K5])" office:value-type="float" office:value="0.607011375" calcext:value-type="float">
            <text:p>0.607011375</text:p>
          </table:table-cell>
          <table:table-cell office:value-type="float" office:value="0.701041666666667" calcext:value-type="float">
            <text:p>0.701041666666667</text:p>
          </table:table-cell>
          <table:table-cell office:value-type="float" office:value="0.607011375" calcext:value-type="float">
            <text:p>0.6070113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" calcext:value-type="float">
            <text:p>0.55</text:p>
          </table:table-cell>
          <table:table-cell office:value-type="float" office:value="0.7034703" calcext:value-type="float">
            <text:p>0.7034703</text:p>
          </table:table-cell>
          <table:table-cell office:value-type="float" office:value="0.558333333333333" calcext:value-type="float">
            <text:p>0.558333333333333</text:p>
          </table:table-cell>
          <table:table-cell office:value-type="float" office:value="0.6933691" calcext:value-type="float">
            <text:p>0.693369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15021" calcext:value-type="float">
            <text:p>0.7015021</text:p>
          </table:table-cell>
          <table:table-cell office:value-type="float" office:value="0.695833333333333" calcext:value-type="float">
            <text:p>0.695833333333333</text:p>
          </table:table-cell>
          <table:table-cell office:value-type="float" office:value="0.6133391" calcext:value-type="float">
            <text:p>0.613339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" calcext:value-type="float">
            <text:p>0.8</text:p>
          </table:table-cell>
          <table:table-cell office:value-type="float" office:value="0.64315224" calcext:value-type="float">
            <text:p>0.64315224</text:p>
          </table:table-cell>
          <table:table-cell office:value-type="float" office:value="0.7" calcext:value-type="float">
            <text:p>0.7</text:p>
          </table:table-cell>
          <table:table-cell office:value-type="float" office:value="0.64696026" calcext:value-type="float">
            <text:p>0.6469602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725" calcext:value-type="float">
            <text:p>0.725</text:p>
          </table:table-cell>
          <table:table-cell office:value-type="float" office:value="0.8143909" calcext:value-type="float">
            <text:p>0.8143909</text:p>
          </table:table-cell>
          <table:table-cell office:value-type="float" office:value="0.85" calcext:value-type="float">
            <text:p>0.85</text:p>
          </table:table-cell>
          <table:table-cell office:value-type="float" office:value="0.46266568" calcext:value-type="float">
            <text:p>0.46266568</text:p>
          </table:table-cell>
          <table:table-cell office:value-type="float" office:value="15" calcext:value-type="float">
            <text:p>15</text:p>
          </table:table-cell>
          <table:table-cell table:formula="of:=AVERAGE([.J6:.J9])" office:value-type="float" office:value="0.8" calcext:value-type="float">
            <text:p>0.8</text:p>
          </table:table-cell>
          <table:table-cell table:formula="of:=AVERAGE([.K6:.K9])" office:value-type="float" office:value="0.53914966" calcext:value-type="float">
            <text:p>0.53914966</text:p>
          </table:table-cell>
          <table:table-cell office:value-type="float" office:value="0.8" calcext:value-type="float">
            <text:p>0.8</text:p>
          </table:table-cell>
          <table:table-cell office:value-type="float" office:value="0.53914966" calcext:value-type="float">
            <text:p>0.53914966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741364" calcext:value-type="float">
            <text:p>0.6741364</text:p>
          </table:table-cell>
          <table:table-cell office:value-type="float" office:value="0.8" calcext:value-type="float">
            <text:p>0.8</text:p>
          </table:table-cell>
          <table:table-cell office:value-type="float" office:value="0.581987" calcext:value-type="float">
            <text:p>0.58198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570902" calcext:value-type="float">
            <text:p>0.6570902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3083956" calcext:value-type="float">
            <text:p>0.5308395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0.6294405" calcext:value-type="float">
            <text:p>0.629440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11064" calcext:value-type="float">
            <text:p>0.581106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80458" calcext:value-type="float">
            <text:p>0.6880458</text:p>
          </table:table-cell>
          <table:table-cell office:value-type="float" office:value="0.775" calcext:value-type="float">
            <text:p>0.775</text:p>
          </table:table-cell>
          <table:table-cell office:value-type="float" office:value="0.6795161" calcext:value-type="float">
            <text:p>0.6795161</text:p>
          </table:table-cell>
          <table:table-cell office:value-type="float" office:value="0" calcext:value-type="float">
            <text:p>0</text:p>
          </table:table-cell>
          <table:table-cell table:formula="of:=AVERAGE([.J10:.J13])" office:value-type="float" office:value="0.717708333333333" calcext:value-type="float">
            <text:p>0.717708333333333</text:p>
          </table:table-cell>
          <table:table-cell table:formula="of:=AVERAGE([.K10:.K13])" office:value-type="float" office:value="0.58259675" calcext:value-type="float">
            <text:p>0.58259675</text:p>
          </table:table-cell>
          <table:table-cell office:value-type="float" office:value="0.717708333333333" calcext:value-type="float">
            <text:p>0.717708333333333</text:p>
          </table:table-cell>
          <table:table-cell office:value-type="float" office:value="0.58259675" calcext:value-type="float">
            <text:p>0.582596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9256647" calcext:value-type="float">
            <text:p>0.99256647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0.5864451" calcext:value-type="float">
            <text:p>0.5864451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475" calcext:value-type="float">
            <text:p>0.475</text:p>
          </table:table-cell>
          <table:table-cell office:value-type="float" office:value="0.85966915" calcext:value-type="float">
            <text:p>0.859669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1766416" calcext:value-type="float">
            <text:p>0.617664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96806157" calcext:value-type="float">
            <text:p>0.96806157</text:p>
          </table:table-cell>
          <table:table-cell office:value-type="float" office:value="0.758333333333333" calcext:value-type="float">
            <text:p>0.758333333333333</text:p>
          </table:table-cell>
          <table:table-cell office:value-type="float" office:value="0.44676164" calcext:value-type="float">
            <text:p>0.44676164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" calcext:value-type="float">
            <text:p>0.65</text:p>
          </table:table-cell>
          <table:table-cell office:value-type="float" office:value="0.9364207" calcext:value-type="float">
            <text:p>0.9364207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5639917" calcext:value-type="float">
            <text:p>0.5639917</text:p>
          </table:table-cell>
          <table:table-cell office:value-type="float" office:value="14" calcext:value-type="float">
            <text:p>14</text:p>
          </table:table-cell>
          <table:table-cell table:formula="of:=AVERAGE([.J14:.J17])" office:value-type="float" office:value="0.592708333333333" calcext:value-type="float">
            <text:p>0.592708333333333</text:p>
          </table:table-cell>
          <table:table-cell table:formula="of:=AVERAGE([.K14:.K17])" office:value-type="float" office:value="0.642679425" calcext:value-type="float">
            <text:p>0.642679425</text:p>
          </table:table-cell>
          <table:table-cell office:value-type="float" office:value="0.592708333333333" calcext:value-type="float">
            <text:p>0.592708333333333</text:p>
          </table:table-cell>
          <table:table-cell office:value-type="float" office:value="0.642679425" calcext:value-type="float">
            <text:p>0.6426794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5" calcext:value-type="float">
            <text:p>0.525</text:p>
          </table:table-cell>
          <table:table-cell office:value-type="float" office:value="0.7085135" calcext:value-type="float">
            <text:p>0.7085135</text:p>
          </table:table-cell>
          <table:table-cell office:value-type="float" office:value="0.308333333333333" calcext:value-type="float">
            <text:p>0.308333333333333</text:p>
          </table:table-cell>
          <table:table-cell office:value-type="float" office:value="0.7161192" calcext:value-type="float">
            <text:p>0.716119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7192786" calcext:value-type="float">
            <text:p>0.719278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387563" calcext:value-type="float">
            <text:p>0.6387563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14698" calcext:value-type="float">
            <text:p>0.6814698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0.6518505" calcext:value-type="float">
            <text:p>0.651850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26838" calcext:value-type="float">
            <text:p>0.7226838</text:p>
          </table:table-cell>
          <table:table-cell office:value-type="float" office:value="0.758333333333333" calcext:value-type="float">
            <text:p>0.758333333333333</text:p>
          </table:table-cell>
          <table:table-cell office:value-type="float" office:value="0.506687" calcext:value-type="float">
            <text:p>0.506687</text:p>
          </table:table-cell>
          <table:table-cell office:value-type="float" office:value="8" calcext:value-type="float">
            <text:p>8</text:p>
          </table:table-cell>
          <table:table-cell table:formula="of:=AVERAGE([.J18:.J21])" office:value-type="float" office:value="0.653125" calcext:value-type="float">
            <text:p>0.653125</text:p>
          </table:table-cell>
          <table:table-cell table:formula="of:=AVERAGE([.K18:.K21])" office:value-type="float" office:value="0.5614681825" calcext:value-type="float">
            <text:p>0.5614681825</text:p>
          </table:table-cell>
          <table:table-cell office:value-type="float" office:value="0.653125" calcext:value-type="float">
            <text:p>0.653125</text:p>
          </table:table-cell>
          <table:table-cell office:value-type="float" office:value="0.5614681825" calcext:value-type="float">
            <text:p>0.56146818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7945355" calcext:value-type="float">
            <text:p>0.7945355</text:p>
          </table:table-cell>
          <table:table-cell office:value-type="float" office:value="0.754166666666667" calcext:value-type="float">
            <text:p>0.754166666666667</text:p>
          </table:table-cell>
          <table:table-cell office:value-type="float" office:value="0.40769383" calcext:value-type="float">
            <text:p>0.4076938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 office:value-type="float" office:value="0.7152463" calcext:value-type="float">
            <text:p>0.7152463</text:p>
          </table:table-cell>
          <table:table-cell office:value-type="float" office:value="0.404166666666667" calcext:value-type="float">
            <text:p>0.404166666666667</text:p>
          </table:table-cell>
          <table:table-cell office:value-type="float" office:value="0.6950486" calcext:value-type="float">
            <text:p>0.695048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6074957" calcext:value-type="float">
            <text:p>0.6074957</text:p>
          </table:table-cell>
          <table:table-cell office:value-type="float" office:value="0.695833333333333" calcext:value-type="float">
            <text:p>0.695833333333333</text:p>
          </table:table-cell>
          <table:table-cell office:value-type="float" office:value="0.6364433" calcext:value-type="float">
            <text:p>0.636443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25" calcext:value-type="float">
            <text:p>0.525</text:p>
          </table:table-cell>
          <table:table-cell office:value-type="float" office:value="1.0206314" calcext:value-type="float">
            <text:p>1.0206314</text:p>
          </table:table-cell>
          <table:table-cell office:value-type="float" office:value="0.341666666666667" calcext:value-type="float">
            <text:p>0.341666666666667</text:p>
          </table:table-cell>
          <table:table-cell office:value-type="float" office:value="0.7844856" calcext:value-type="float">
            <text:p>0.7844856</text:p>
          </table:table-cell>
          <table:table-cell office:value-type="float" office:value="0" calcext:value-type="float">
            <text:p>0</text:p>
          </table:table-cell>
          <table:table-cell table:formula="of:=AVERAGE([.J22:.J25])" office:value-type="float" office:value="0.60625" calcext:value-type="float">
            <text:p>0.60625</text:p>
          </table:table-cell>
          <table:table-cell table:formula="of:=AVERAGE([.K22:.K25])" office:value-type="float" office:value="0.683910825" calcext:value-type="float">
            <text:p>0.683910825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83910825" calcext:value-type="float">
            <text:p>0.6839108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375" calcext:value-type="float">
            <text:p>0.375</text:p>
          </table:table-cell>
          <table:table-cell office:value-type="float" office:value="1.7365881" calcext:value-type="float">
            <text:p>1.736588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965254" calcext:value-type="float">
            <text:p>0.6965254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9136535" calcext:value-type="float">
            <text:p>0.9136535</text:p>
          </table:table-cell>
          <table:table-cell office:value-type="float" office:value="0.725" calcext:value-type="float">
            <text:p>0.725</text:p>
          </table:table-cell>
          <table:table-cell office:value-type="float" office:value="0.6210728" calcext:value-type="float">
            <text:p>0.62107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675" calcext:value-type="float">
            <text:p>0.675</text:p>
          </table:table-cell>
          <table:table-cell office:value-type="float" office:value="0.7251681" calcext:value-type="float">
            <text:p>0.7251681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335595" calcext:value-type="float">
            <text:p>0.633559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7893158" calcext:value-type="float">
            <text:p>0.789315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875.7163" calcext:value-type="float">
            <text:p>875.7163</text:p>
          </table:table-cell>
          <table:table-cell office:value-type="float" office:value="0" calcext:value-type="float">
            <text:p>0</text:p>
          </table:table-cell>
          <table:table-cell table:formula="of:=AVERAGE([.J26:.J29])" office:value-type="float" office:value="0.534375" calcext:value-type="float">
            <text:p>0.534375</text:p>
          </table:table-cell>
          <table:table-cell table:formula="of:=AVERAGE([.K26:.K29])" office:value-type="float" office:value="219.3915916575" calcext:value-type="float">
            <text:p>219.3915916575</text:p>
          </table:table-cell>
          <table:table-cell office:value-type="float" office:value="0.534375" calcext:value-type="float">
            <text:p>0.534375</text:p>
          </table:table-cell>
          <table:table-cell office:value-type="float" office:value="219.3915916575" calcext:value-type="float">
            <text:p>219.39159165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068708" calcext:value-type="float">
            <text:p>0.7068708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49125186" calcext:value-type="float">
            <text:p>0.49125186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7436842" calcext:value-type="float">
            <text:p>0.7436842</text:p>
          </table:table-cell>
          <table:table-cell office:value-type="float" office:value="0.404166666666667" calcext:value-type="float">
            <text:p>0.404166666666667</text:p>
          </table:table-cell>
          <table:table-cell office:value-type="float" office:value="0.67662644" calcext:value-type="float">
            <text:p>0.6766264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079821" calcext:value-type="float">
            <text:p>0.7079821</text:p>
          </table:table-cell>
          <table:table-cell office:value-type="float" office:value="0.591666666666667" calcext:value-type="float">
            <text:p>0.591666666666667</text:p>
          </table:table-cell>
          <table:table-cell office:value-type="float" office:value="0.68218833" calcext:value-type="float">
            <text:p>0.6821883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575" calcext:value-type="float">
            <text:p>0.575</text:p>
          </table:table-cell>
          <table:table-cell office:value-type="float" office:value="0.6982075" calcext:value-type="float">
            <text:p>0.6982075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0.6552431" calcext:value-type="float">
            <text:p>0.6552431</text:p>
          </table:table-cell>
          <table:table-cell office:value-type="float" office:value="2" calcext:value-type="float">
            <text:p>2</text:p>
          </table:table-cell>
          <table:table-cell table:formula="of:=AVERAGE([.J30:.J33])" office:value-type="float" office:value="0.747916666666667" calcext:value-type="float">
            <text:p>0.747916666666667</text:p>
          </table:table-cell>
          <table:table-cell table:formula="of:=AVERAGE([.K30:.K33])" office:value-type="float" office:value="0.55194091" calcext:value-type="float">
            <text:p>0.55194091</text:p>
          </table:table-cell>
          <table:table-cell office:value-type="float" office:value="0.747916666666667" calcext:value-type="float">
            <text:p>0.747916666666667</text:p>
          </table:table-cell>
          <table:table-cell office:value-type="float" office:value="0.55194091" calcext:value-type="float">
            <text:p>0.55194091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82725" calcext:value-type="float">
            <text:p>0.9382725</text:p>
          </table:table-cell>
          <table:table-cell office:value-type="float" office:value="0.775" calcext:value-type="float">
            <text:p>0.775</text:p>
          </table:table-cell>
          <table:table-cell office:value-type="float" office:value="0.49151698" calcext:value-type="float">
            <text:p>0.49151698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5970925" calcext:value-type="float">
            <text:p>0.5970925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5294885" calcext:value-type="float">
            <text:p>0.529488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6741879" calcext:value-type="float">
            <text:p>0.6741879</text:p>
          </table:table-cell>
          <table:table-cell office:value-type="float" office:value="0.725" calcext:value-type="float">
            <text:p>0.725</text:p>
          </table:table-cell>
          <table:table-cell office:value-type="float" office:value="0.53151506" calcext:value-type="float">
            <text:p>0.5315150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9447613" calcext:value-type="float">
            <text:p>0.9447613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6022362" calcext:value-type="float">
            <text:p>0.6022362</text:p>
          </table:table-cell>
          <table:table-cell office:value-type="float" office:value="19" calcext:value-type="float">
            <text:p>19</text:p>
          </table:table-cell>
          <table:table-cell table:formula="of:=AVERAGE([.J34:.J37])" office:value-type="float" office:value="0.703125" calcext:value-type="float">
            <text:p>0.703125</text:p>
          </table:table-cell>
          <table:table-cell table:formula="of:=AVERAGE([.K34:.K37])" office:value-type="float" office:value="0.606177525" calcext:value-type="float">
            <text:p>0.606177525</text:p>
          </table:table-cell>
          <table:table-cell office:value-type="float" office:value="0.703125" calcext:value-type="float">
            <text:p>0.703125</text:p>
          </table:table-cell>
          <table:table-cell office:value-type="float" office:value="0.606177525" calcext:value-type="float">
            <text:p>0.6061775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6198769" calcext:value-type="float">
            <text:p>1.6198769</text:p>
          </table:table-cell>
          <table:table-cell office:value-type="float" office:value="0.675" calcext:value-type="float">
            <text:p>0.675</text:p>
          </table:table-cell>
          <table:table-cell office:value-type="float" office:value="0.5430575" calcext:value-type="float">
            <text:p>0.543057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675" calcext:value-type="float">
            <text:p>0.675</text:p>
          </table:table-cell>
          <table:table-cell office:value-type="float" office:value="0.82241666" calcext:value-type="float">
            <text:p>0.82241666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6117061" calcext:value-type="float">
            <text:p>0.6117061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475" calcext:value-type="float">
            <text:p>0.475</text:p>
          </table:table-cell>
          <table:table-cell office:value-type="float" office:value="0.8086872" calcext:value-type="float">
            <text:p>0.8086872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77103" calcext:value-type="float">
            <text:p>0.66771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1" calcext:value-type="float">
            <text:p>0.1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74624115" calcext:value-type="float">
            <text:p>0.74624115</text:p>
          </table:table-cell>
          <table:table-cell office:value-type="float" office:value="0.7125" calcext:value-type="float">
            <text:p>0.7125</text:p>
          </table:table-cell>
          <table:table-cell office:value-type="float" office:value="0.68913585" calcext:value-type="float">
            <text:p>0.68913585</text:p>
          </table:table-cell>
          <table:table-cell office:value-type="float" office:value="0" calcext:value-type="float">
            <text:p>0</text:p>
          </table:table-cell>
          <table:table-cell table:formula="of:=AVERAGE([.J38:.J41])" office:value-type="float" office:value="0.683333333333333" calcext:value-type="float">
            <text:p>0.683333333333333</text:p>
          </table:table-cell>
          <table:table-cell table:formula="of:=AVERAGE([.K38:.K41])" office:value-type="float" office:value="0.5912070225" calcext:value-type="float">
            <text:p>0.5912070225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5912070225" calcext:value-type="float">
            <text:p>0.59120702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5" calcext:value-type="float">
            <text:p>0.525</text:p>
          </table:table-cell>
          <table:table-cell office:value-type="float" office:value="1.0082562" calcext:value-type="float">
            <text:p>1.0082562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41614673" calcext:value-type="float">
            <text:p>0.41614673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" calcext:value-type="float">
            <text:p>0.55</text:p>
          </table:table-cell>
          <table:table-cell office:value-type="float" office:value="0.7138968" calcext:value-type="float">
            <text:p>0.7138968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5511936" calcext:value-type="float">
            <text:p>0.65511936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75" calcext:value-type="float">
            <text:p>0.575</text:p>
          </table:table-cell>
          <table:table-cell office:value-type="float" office:value="0.7484515" calcext:value-type="float">
            <text:p>0.7484515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0442615" calcext:value-type="float">
            <text:p>0.60442615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6753872" calcext:value-type="float">
            <text:p>0.6753872</text:p>
          </table:table-cell>
          <table:table-cell office:value-type="float" office:value="0.741666666666667" calcext:value-type="float">
            <text:p>0.741666666666667</text:p>
          </table:table-cell>
          <table:table-cell office:value-type="float" office:value="0.6413822" calcext:value-type="float">
            <text:p>0.6413822</text:p>
          </table:table-cell>
          <table:table-cell office:value-type="float" office:value="13" calcext:value-type="float">
            <text:p>13</text:p>
          </table:table-cell>
          <table:table-cell table:formula="of:=AVERAGE([.J42:.J45])" office:value-type="float" office:value="0.771875" calcext:value-type="float">
            <text:p>0.771875</text:p>
          </table:table-cell>
          <table:table-cell table:formula="of:=AVERAGE([.K42:.K45])" office:value-type="float" office:value="0.5251569025" calcext:value-type="float">
            <text:p>0.5251569025</text:p>
          </table:table-cell>
          <table:table-cell office:value-type="float" office:value="0.771875" calcext:value-type="float">
            <text:p>0.771875</text:p>
          </table:table-cell>
          <table:table-cell office:value-type="float" office:value="0.5251569025" calcext:value-type="float">
            <text:p>0.52515690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55" calcext:value-type="float">
            <text:p>0.55</text:p>
          </table:table-cell>
          <table:table-cell office:value-type="float" office:value="1.0909176" calcext:value-type="float">
            <text:p>1.0909176</text:p>
          </table:table-cell>
          <table:table-cell office:value-type="float" office:value="0.795833333333333" calcext:value-type="float">
            <text:p>0.795833333333333</text:p>
          </table:table-cell>
          <table:table-cell office:value-type="float" office:value="0.47547412" calcext:value-type="float">
            <text:p>0.47547412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3368423" calcext:value-type="float">
            <text:p>0.93368423</text:p>
          </table:table-cell>
          <table:table-cell office:value-type="float" office:value="0.741666666666667" calcext:value-type="float">
            <text:p>0.741666666666667</text:p>
          </table:table-cell>
          <table:table-cell office:value-type="float" office:value="0.51513606" calcext:value-type="float">
            <text:p>0.5151360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575" calcext:value-type="float">
            <text:p>0.575</text:p>
          </table:table-cell>
          <table:table-cell office:value-type="float" office:value="1.506191" calcext:value-type="float">
            <text:p>1.506191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46863523" calcext:value-type="float">
            <text:p>0.46863523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5637399" calcext:value-type="float">
            <text:p>0.5637399</text:p>
          </table:table-cell>
          <table:table-cell office:value-type="float" office:value="0.779166666666667" calcext:value-type="float">
            <text:p>0.779166666666667</text:p>
          </table:table-cell>
          <table:table-cell office:value-type="float" office:value="0.5392844" calcext:value-type="float">
            <text:p>0.5392844</text:p>
          </table:table-cell>
          <table:table-cell office:value-type="float" office:value="3" calcext:value-type="float">
            <text:p>3</text:p>
          </table:table-cell>
          <table:table-cell table:formula="of:=AVERAGE([.J46:.J49])" office:value-type="float" office:value="0.526041666666667" calcext:value-type="float">
            <text:p>0.526041666666667</text:p>
          </table:table-cell>
          <table:table-cell table:formula="of:=AVERAGE([.K46:.K49])" office:value-type="float" office:value="0.68561874" calcext:value-type="float">
            <text:p>0.68561874</text:p>
          </table:table-cell>
          <table:table-cell office:value-type="float" office:value="0.526041666666667" calcext:value-type="float">
            <text:p>0.526041666666667</text:p>
          </table:table-cell>
          <table:table-cell office:value-type="float" office:value="0.68561874" calcext:value-type="float">
            <text:p>0.68561874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75464964" calcext:value-type="float">
            <text:p>0.75464964</text:p>
          </table:table-cell>
          <table:table-cell office:value-type="float" office:value="0.341666666666667" calcext:value-type="float">
            <text:p>0.341666666666667</text:p>
          </table:table-cell>
          <table:table-cell office:value-type="float" office:value="0.7442387" calcext:value-type="float">
            <text:p>0.74423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78047216" calcext:value-type="float">
            <text:p>0.78047216</text:p>
          </table:table-cell>
          <table:table-cell office:value-type="float" office:value="0.308333333333333" calcext:value-type="float">
            <text:p>0.308333333333333</text:p>
          </table:table-cell>
          <table:table-cell office:value-type="float" office:value="0.7636145" calcext:value-type="float">
            <text:p>0.76361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3.2469637" calcext:value-type="float">
            <text:p>3.246963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9533736" calcext:value-type="float">
            <text:p>0.69533736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7023546" calcext:value-type="float">
            <text:p>0.7023546</text:p>
          </table:table-cell>
          <table:table-cell office:value-type="float" office:value="0.679166666666667" calcext:value-type="float">
            <text:p>0.679166666666667</text:p>
          </table:table-cell>
          <table:table-cell office:value-type="float" office:value="0.6590924" calcext:value-type="float">
            <text:p>0.6590924</text:p>
          </table:table-cell>
          <table:table-cell office:value-type="float" office:value="0" calcext:value-type="float">
            <text:p>0</text:p>
          </table:table-cell>
          <table:table-cell table:formula="of:=AVERAGE([.J50:.J53])" office:value-type="float" office:value="0.641666666666667" calcext:value-type="float">
            <text:p>0.641666666666667</text:p>
          </table:table-cell>
          <table:table-cell table:formula="of:=AVERAGE([.K50:.K53])" office:value-type="float" office:value="0.62373344" calcext:value-type="float">
            <text:p>0.62373344</text:p>
          </table:table-cell>
          <table:table-cell office:value-type="float" office:value="0.641666666666667" calcext:value-type="float">
            <text:p>0.641666666666667</text:p>
          </table:table-cell>
          <table:table-cell office:value-type="float" office:value="0.62373344" calcext:value-type="float">
            <text:p>0.62373344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office:value-type="float" office:value="1.2239649" calcext:value-type="float">
            <text:p>1.2239649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5333087" calcext:value-type="float">
            <text:p>0.533308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" calcext:value-type="float">
            <text:p>0.55</text:p>
          </table:table-cell>
          <table:table-cell office:value-type="float" office:value="0.734919" calcext:value-type="float">
            <text:p>0.734919</text:p>
          </table:table-cell>
          <table:table-cell office:value-type="float" office:value="0.6" calcext:value-type="float">
            <text:p>0.6</text:p>
          </table:table-cell>
          <table:table-cell office:value-type="float" office:value="0.6214438" calcext:value-type="float">
            <text:p>0.6214438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7160522" calcext:value-type="float">
            <text:p>0.7160522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68108886" calcext:value-type="float">
            <text:p>0.6810888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75656515" calcext:value-type="float">
            <text:p>0.75656515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5771882" calcext:value-type="float">
            <text:p>0.5771882</text:p>
          </table:table-cell>
          <table:table-cell office:value-type="float" office:value="16" calcext:value-type="float">
            <text:p>16</text:p>
          </table:table-cell>
          <table:table-cell table:formula="of:=AVERAGE([.J54:.J57])" office:value-type="float" office:value="0.770833333333333" calcext:value-type="float">
            <text:p>0.770833333333333</text:p>
          </table:table-cell>
          <table:table-cell table:formula="of:=AVERAGE([.K54:.K57])" office:value-type="float" office:value="0.533659975" calcext:value-type="float">
            <text:p>0.533659975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33659975" calcext:value-type="float">
            <text:p>0.5336599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5577828" calcext:value-type="float">
            <text:p>0.5577828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799044" calcext:value-type="float">
            <text:p>0.579904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25" calcext:value-type="float">
            <text:p>0.725</text:p>
          </table:table-cell>
          <table:table-cell office:value-type="float" office:value="0.85289097" calcext:value-type="float">
            <text:p>0.85289097</text:p>
          </table:table-cell>
          <table:table-cell office:value-type="float" office:value="0.795833333333333" calcext:value-type="float">
            <text:p>0.795833333333333</text:p>
          </table:table-cell>
          <table:table-cell office:value-type="float" office:value="0.4279665" calcext:value-type="float">
            <text:p>0.427966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office:value-type="float" office:value="0.713743" calcext:value-type="float">
            <text:p>0.713743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495808" calcext:value-type="float">
            <text:p>0.549580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5" calcext:value-type="float">
            <text:p>0.65</text:p>
          </table:table-cell>
          <table:table-cell office:value-type="float" office:value="0.69662225" calcext:value-type="float">
            <text:p>0.69662225</text:p>
          </table:table-cell>
          <table:table-cell office:value-type="float" office:value="0.745833333333333" calcext:value-type="float">
            <text:p>0.745833333333333</text:p>
          </table:table-cell>
          <table:table-cell office:value-type="float" office:value="0.56312484" calcext:value-type="float">
            <text:p>0.56312484</text:p>
          </table:table-cell>
          <table:table-cell office:value-type="float" office:value="3" calcext:value-type="float">
            <text:p>3</text:p>
          </table:table-cell>
          <table:table-cell table:formula="of:=AVERAGE([.J58:.J61])" office:value-type="float" office:value="0.761458333333333" calcext:value-type="float">
            <text:p>0.761458333333333</text:p>
          </table:table-cell>
          <table:table-cell table:formula="of:=AVERAGE([.K58:.K61])" office:value-type="float" office:value="0.526086835" calcext:value-type="float">
            <text:p>0.526086835</text:p>
          </table:table-cell>
          <table:table-cell office:value-type="float" office:value="0.761458333333333" calcext:value-type="float">
            <text:p>0.761458333333333</text:p>
          </table:table-cell>
          <table:table-cell office:value-type="float" office:value="0.526086835" calcext:value-type="float">
            <text:p>0.52608683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75" calcext:value-type="float">
            <text:p>0.575</text:p>
          </table:table-cell>
          <table:table-cell office:value-type="float" office:value="0.79629415" calcext:value-type="float">
            <text:p>0.79629415</text:p>
          </table:table-cell>
          <table:table-cell office:value-type="float" office:value="0.795833333333333" calcext:value-type="float">
            <text:p>0.795833333333333</text:p>
          </table:table-cell>
          <table:table-cell office:value-type="float" office:value="0.41027877" calcext:value-type="float">
            <text:p>0.41027877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818359" calcext:value-type="float">
            <text:p>0.818359</text:p>
          </table:table-cell>
          <table:table-cell office:value-type="float" office:value="0.8" calcext:value-type="float">
            <text:p>0.8</text:p>
          </table:table-cell>
          <table:table-cell office:value-type="float" office:value="0.4888797" calcext:value-type="float">
            <text:p>0.4888797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25" calcext:value-type="float">
            <text:p>0.525</text:p>
          </table:table-cell>
          <table:table-cell office:value-type="float" office:value="1.0779057" calcext:value-type="float">
            <text:p>1.0779057</text:p>
          </table:table-cell>
          <table:table-cell office:value-type="float" office:value="0.704166666666667" calcext:value-type="float">
            <text:p>0.704166666666667</text:p>
          </table:table-cell>
          <table:table-cell office:value-type="float" office:value="0.64206403" calcext:value-type="float">
            <text:p>0.6420640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6764591" calcext:value-type="float">
            <text:p>0.6764591</text:p>
          </table:table-cell>
          <table:table-cell office:value-type="float" office:value="0.679166666666667" calcext:value-type="float">
            <text:p>0.679166666666667</text:p>
          </table:table-cell>
          <table:table-cell office:value-type="float" office:value="0.6332763" calcext:value-type="float">
            <text:p>0.6332763</text:p>
          </table:table-cell>
          <table:table-cell office:value-type="float" office:value="0" calcext:value-type="float">
            <text:p>0</text:p>
          </table:table-cell>
          <table:table-cell table:formula="of:=AVERAGE([.J62:.J65])" office:value-type="float" office:value="0.619791666666667" calcext:value-type="float">
            <text:p>0.619791666666667</text:p>
          </table:table-cell>
          <table:table-cell table:formula="of:=AVERAGE([.K62:.K65])" office:value-type="float" office:value="0.63539146" calcext:value-type="float">
            <text:p>0.63539146</text:p>
          </table:table-cell>
          <table:table-cell office:value-type="float" office:value="0.619791666666667" calcext:value-type="float">
            <text:p>0.619791666666667</text:p>
          </table:table-cell>
          <table:table-cell office:value-type="float" office:value="0.63539146" calcext:value-type="float">
            <text:p>0.63539146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65" calcext:value-type="float">
            <text:p>0.65</text:p>
          </table:table-cell>
          <table:table-cell office:value-type="float" office:value="0.6885685" calcext:value-type="float">
            <text:p>0.6885685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7807547" calcext:value-type="float">
            <text:p>0.5780754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156206" calcext:value-type="float">
            <text:p>0.7156206</text:p>
          </table:table-cell>
          <table:table-cell office:value-type="float" office:value="0.308333333333333" calcext:value-type="float">
            <text:p>0.308333333333333</text:p>
          </table:table-cell>
          <table:table-cell office:value-type="float" office:value="0.71545887" calcext:value-type="float">
            <text:p>0.7154588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575" calcext:value-type="float">
            <text:p>0.575</text:p>
          </table:table-cell>
          <table:table-cell office:value-type="float" office:value="1.0279984" calcext:value-type="float">
            <text:p>1.0279984</text:p>
          </table:table-cell>
          <table:table-cell office:value-type="float" office:value="0.7" calcext:value-type="float">
            <text:p>0.7</text:p>
          </table:table-cell>
          <table:table-cell office:value-type="float" office:value="0.6147552" calcext:value-type="float">
            <text:p>0.6147552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725" calcext:value-type="float">
            <text:p>0.725</text:p>
          </table:table-cell>
          <table:table-cell office:value-type="float" office:value="1.2365277" calcext:value-type="float">
            <text:p>1.2365277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2249694" calcext:value-type="float">
            <text:p>0.52249694</text:p>
          </table:table-cell>
          <table:table-cell office:value-type="float" office:value="24" calcext:value-type="float">
            <text:p>24</text:p>
          </table:table-cell>
          <table:table-cell table:formula="of:=AVERAGE([.J66:.J69])" office:value-type="float" office:value="0.784375" calcext:value-type="float">
            <text:p>0.784375</text:p>
          </table:table-cell>
          <table:table-cell table:formula="of:=AVERAGE([.K66:.K69])" office:value-type="float" office:value="0.484915475" calcext:value-type="float">
            <text:p>0.484915475</text:p>
          </table:table-cell>
          <table:table-cell office:value-type="float" office:value="0.784375" calcext:value-type="float">
            <text:p>0.784375</text:p>
          </table:table-cell>
          <table:table-cell office:value-type="float" office:value="0.484915475" calcext:value-type="float">
            <text:p>0.4849154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29493" calcext:value-type="float">
            <text:p>0.6829493</text:p>
          </table:table-cell>
          <table:table-cell office:value-type="float" office:value="0.804166666666667" calcext:value-type="float">
            <text:p>0.804166666666667</text:p>
          </table:table-cell>
          <table:table-cell office:value-type="float" office:value="0.5236963" calcext:value-type="float">
            <text:p>0.523696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61582875" calcext:value-type="float">
            <text:p>0.61582875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4081202" calcext:value-type="float">
            <text:p>0.408120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25" calcext:value-type="float">
            <text:p>0.725</text:p>
          </table:table-cell>
          <table:table-cell office:value-type="float" office:value="0.6470946" calcext:value-type="float">
            <text:p>0.6470946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48534846" calcext:value-type="float">
            <text:p>0.48534846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" calcext:value-type="float">
            <text:p>0.7</text:p>
          </table:table-cell>
          <table:table-cell office:value-type="float" office:value="0.5781146" calcext:value-type="float">
            <text:p>0.5781146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610802" calcext:value-type="float">
            <text:p>0.5610802</text:p>
          </table:table-cell>
          <table:table-cell office:value-type="float" office:value="3" calcext:value-type="float">
            <text:p>3</text:p>
          </table:table-cell>
          <table:table-cell table:formula="of:=AVERAGE([.J70:.J73])" office:value-type="float" office:value="0.547916666666667" calcext:value-type="float">
            <text:p>0.547916666666667</text:p>
          </table:table-cell>
          <table:table-cell table:formula="of:=AVERAGE([.K70:.K73])" office:value-type="float" office:value="0.6298572375" calcext:value-type="float">
            <text:p>0.6298572375</text:p>
          </table:table-cell>
          <table:table-cell office:value-type="float" office:value="0.547916666666667" calcext:value-type="float">
            <text:p>0.547916666666667</text:p>
          </table:table-cell>
          <table:table-cell office:value-type="float" office:value="0.6298572375" calcext:value-type="float">
            <text:p>0.62985723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575" calcext:value-type="float">
            <text:p>0.575</text:p>
          </table:table-cell>
          <table:table-cell office:value-type="float" office:value="0.68173283" calcext:value-type="float">
            <text:p>0.68173283</text:p>
          </table:table-cell>
          <table:table-cell office:value-type="float" office:value="0.341666666666667" calcext:value-type="float">
            <text:p>0.341666666666667</text:p>
          </table:table-cell>
          <table:table-cell office:value-type="float" office:value="0.6944589" calcext:value-type="float">
            <text:p>0.69445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7983997" calcext:value-type="float">
            <text:p>0.7983997</text:p>
          </table:table-cell>
          <table:table-cell office:value-type="float" office:value="0.308333333333333" calcext:value-type="float">
            <text:p>0.308333333333333</text:p>
          </table:table-cell>
          <table:table-cell office:value-type="float" office:value="0.7487967" calcext:value-type="float">
            <text:p>0.748796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1.0130917" calcext:value-type="float">
            <text:p>1.0130917</text:p>
          </table:table-cell>
          <table:table-cell office:value-type="float" office:value="0.770833333333334" calcext:value-type="float">
            <text:p>0.770833333333334</text:p>
          </table:table-cell>
          <table:table-cell office:value-type="float" office:value="0.51509315" calcext:value-type="float">
            <text:p>0.5150931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386063" calcext:value-type="float">
            <text:p>0.96386063</text:p>
          </table:table-cell>
          <table:table-cell office:value-type="float" office:value="0.779166666666667" calcext:value-type="float">
            <text:p>0.779166666666667</text:p>
          </table:table-cell>
          <table:table-cell office:value-type="float" office:value="0.51018846" calcext:value-type="float">
            <text:p>0.51018846</text:p>
          </table:table-cell>
          <table:table-cell office:value-type="float" office:value="1" calcext:value-type="float">
            <text:p>1</text:p>
          </table:table-cell>
          <table:table-cell table:formula="of:=AVERAGE([.J74:.J77])" office:value-type="float" office:value="0.640625" calcext:value-type="float">
            <text:p>0.640625</text:p>
          </table:table-cell>
          <table:table-cell table:formula="of:=AVERAGE([.K74:.K77])" office:value-type="float" office:value="0.6162552225" calcext:value-type="float">
            <text:p>0.616255222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6162552225" calcext:value-type="float">
            <text:p>0.61625522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25" calcext:value-type="float">
            <text:p>0.525</text:p>
          </table:table-cell>
          <table:table-cell office:value-type="float" office:value="1.002374" calcext:value-type="float">
            <text:p>1.002374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0581523" calcext:value-type="float">
            <text:p>0.60581523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014521" calcext:value-type="float">
            <text:p>0.7014521</text:p>
          </table:table-cell>
          <table:table-cell office:value-type="float" office:value="0.579166666666667" calcext:value-type="float">
            <text:p>0.579166666666667</text:p>
          </table:table-cell>
          <table:table-cell office:value-type="float" office:value="0.6715787" calcext:value-type="float">
            <text:p>0.67157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142313" calcext:value-type="float">
            <text:p>0.7142313</text:p>
          </table:table-cell>
          <table:table-cell office:value-type="float" office:value="0.520833333333333" calcext:value-type="float">
            <text:p>0.520833333333333</text:p>
          </table:table-cell>
          <table:table-cell office:value-type="float" office:value="0.6774385" calcext:value-type="float">
            <text:p>0.67743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65" calcext:value-type="float">
            <text:p>0.65</text:p>
          </table:table-cell>
          <table:table-cell office:value-type="float" office:value="0.68967015" calcext:value-type="float">
            <text:p>0.68967015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5391934" calcext:value-type="float">
            <text:p>0.5391934</text:p>
          </table:table-cell>
          <table:table-cell office:value-type="float" office:value="8" calcext:value-type="float">
            <text:p>8</text:p>
          </table:table-cell>
          <table:table-cell table:formula="of:=AVERAGE([.J78:.J81])" office:value-type="float" office:value="0.764583333333333" calcext:value-type="float">
            <text:p>0.764583333333333</text:p>
          </table:table-cell>
          <table:table-cell table:formula="of:=AVERAGE([.K78:.K81])" office:value-type="float" office:value="0.5078835825" calcext:value-type="float">
            <text:p>0.5078835825</text:p>
          </table:table-cell>
          <table:table-cell office:value-type="float" office:value="0.764583333333333" calcext:value-type="float">
            <text:p>0.764583333333333</text:p>
          </table:table-cell>
          <table:table-cell office:value-type="float" office:value="0.5078835825" calcext:value-type="float">
            <text:p>0.50788358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office:value-type="float" office:value="0.49081975" calcext:value-type="float">
            <text:p>0.49081975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46220517" calcext:value-type="float">
            <text:p>0.4622051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725" calcext:value-type="float">
            <text:p>0.725</text:p>
          </table:table-cell>
          <table:table-cell office:value-type="float" office:value="0.6147655" calcext:value-type="float">
            <text:p>0.6147655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5401303" calcext:value-type="float">
            <text:p>0.540130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59475064" calcext:value-type="float">
            <text:p>0.59475064</text:p>
          </table:table-cell>
          <table:table-cell office:value-type="float" office:value="0.8" calcext:value-type="float">
            <text:p>0.8</text:p>
          </table:table-cell>
          <table:table-cell office:value-type="float" office:value="0.49000546" calcext:value-type="float">
            <text:p>0.4900054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62499404" calcext:value-type="float">
            <text:p>0.62499404</text:p>
          </table:table-cell>
          <table:table-cell office:value-type="float" office:value="0.8" calcext:value-type="float">
            <text:p>0.8</text:p>
          </table:table-cell>
          <table:table-cell office:value-type="float" office:value="0.4759406" calcext:value-type="float">
            <text:p>0.4759406</text:p>
          </table:table-cell>
          <table:table-cell office:value-type="float" office:value="3" calcext:value-type="float">
            <text:p>3</text:p>
          </table:table-cell>
          <table:table-cell table:formula="of:=AVERAGE([.J82:.J85])" office:value-type="float" office:value="0.727083333333333" calcext:value-type="float">
            <text:p>0.727083333333333</text:p>
          </table:table-cell>
          <table:table-cell table:formula="of:=AVERAGE([.K82:.K85])" office:value-type="float" office:value="0.5626432625" calcext:value-type="float">
            <text:p>0.5626432625</text:p>
          </table:table-cell>
          <table:table-cell office:value-type="float" office:value="0.727083333333333" calcext:value-type="float">
            <text:p>0.727083333333333</text:p>
          </table:table-cell>
          <table:table-cell office:value-type="float" office:value="0.5626432625" calcext:value-type="float">
            <text:p>0.562643262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.84301555" calcext:value-type="float">
            <text:p>0.8430155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470019" calcext:value-type="float">
            <text:p>0.647001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91595507" calcext:value-type="float">
            <text:p>0.91595507</text:p>
          </table:table-cell>
          <table:table-cell office:value-type="float" office:value="0.670833333333333" calcext:value-type="float">
            <text:p>0.670833333333333</text:p>
          </table:table-cell>
          <table:table-cell office:value-type="float" office:value="0.6426849" calcext:value-type="float">
            <text:p>0.642684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575" calcext:value-type="float">
            <text:p>0.575</text:p>
          </table:table-cell>
          <table:table-cell office:value-type="float" office:value="1.3597913" calcext:value-type="float">
            <text:p>1.3597913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48494565" calcext:value-type="float">
            <text:p>0.48494565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1" calcext:value-type="float">
            <text:p>0.1</text:p>
          </table:table-cell>
          <table:table-cell office:value-type="float" office:value="0.425" calcext:value-type="float">
            <text:p>0.425</text:p>
          </table:table-cell>
          <table:table-cell office:value-type="float" office:value="0.8648509" calcext:value-type="float">
            <text:p>0.8648509</text:p>
          </table:table-cell>
          <table:table-cell office:value-type="float" office:value="0.679166666666667" calcext:value-type="float">
            <text:p>0.679166666666667</text:p>
          </table:table-cell>
          <table:table-cell office:value-type="float" office:value="0.61847275" calcext:value-type="float">
            <text:p>0.61847275</text:p>
          </table:table-cell>
          <table:table-cell office:value-type="float" office:value="0" calcext:value-type="float">
            <text:p>0</text:p>
          </table:table-cell>
          <table:table-cell table:formula="of:=AVERAGE([.J86:.J89])" office:value-type="float" office:value="0.63125" calcext:value-type="float">
            <text:p>0.63125</text:p>
          </table:table-cell>
          <table:table-cell table:formula="of:=AVERAGE([.K86:.K89])" office:value-type="float" office:value="0.614330345" calcext:value-type="float">
            <text:p>0.614330345</text:p>
          </table:table-cell>
          <table:table-cell office:value-type="float" office:value="0.63125" calcext:value-type="float">
            <text:p>0.63125</text:p>
          </table:table-cell>
          <table:table-cell office:value-type="float" office:value="0.614330345" calcext:value-type="float">
            <text:p>0.61433034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office:value-type="float" office:value="1.0880022" calcext:value-type="float">
            <text:p>1.0880022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3330797" calcext:value-type="float">
            <text:p>0.53330797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5" calcext:value-type="float">
            <text:p>0.55</text:p>
          </table:table-cell>
          <table:table-cell office:value-type="float" office:value="0.6861945" calcext:value-type="float">
            <text:p>0.686194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1961836" calcext:value-type="float">
            <text:p>0.6196183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226304" calcext:value-type="float">
            <text:p>0.7226304</text:p>
          </table:table-cell>
          <table:table-cell office:value-type="float" office:value="0.4" calcext:value-type="float">
            <text:p>0.4</text:p>
          </table:table-cell>
          <table:table-cell office:value-type="float" office:value="0.6859223" calcext:value-type="float">
            <text:p>0.685922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13041" calcext:value-type="float">
            <text:p>0.6813041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5656926" calcext:value-type="float">
            <text:p>0.5656926</text:p>
          </table:table-cell>
          <table:table-cell office:value-type="float" office:value="9" calcext:value-type="float">
            <text:p>9</text:p>
          </table:table-cell>
          <table:table-cell table:formula="of:=AVERAGE([.J90:.J93])" office:value-type="float" office:value="0.75" calcext:value-type="float">
            <text:p>0.75</text:p>
          </table:table-cell>
          <table:table-cell table:formula="of:=AVERAGE([.K90:.K93])" office:value-type="float" office:value="0.56061295" calcext:value-type="float">
            <text:p>0.56061295</text:p>
          </table:table-cell>
          <table:table-cell office:value-type="float" office:value="0.75" calcext:value-type="float">
            <text:p>0.75</text:p>
          </table:table-cell>
          <table:table-cell office:value-type="float" office:value="0.56061295" calcext:value-type="float">
            <text:p>0.5606129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5607656" calcext:value-type="float">
            <text:p>0.5607656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59842366" calcext:value-type="float">
            <text:p>0.5984236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1.0333493" calcext:value-type="float">
            <text:p>1.0333493</text:p>
          </table:table-cell>
          <table:table-cell office:value-type="float" office:value="0.729166666666667" calcext:value-type="float">
            <text:p>0.729166666666667</text:p>
          </table:table-cell>
          <table:table-cell office:value-type="float" office:value="0.55838054" calcext:value-type="float">
            <text:p>0.55838054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63897365" calcext:value-type="float">
            <text:p>0.63897365</text:p>
          </table:table-cell>
          <table:table-cell office:value-type="float" office:value="0.795833333333333" calcext:value-type="float">
            <text:p>0.795833333333333</text:p>
          </table:table-cell>
          <table:table-cell office:value-type="float" office:value="0.519955" calcext:value-type="float">
            <text:p>0.51995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6402415" calcext:value-type="float">
            <text:p>0.640241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625635" calcext:value-type="float">
            <text:p>0.625635</text:p>
          </table:table-cell>
          <table:table-cell office:value-type="float" office:value="2" calcext:value-type="float">
            <text:p>2</text:p>
          </table:table-cell>
          <table:table-cell table:formula="of:=AVERAGE([.J94:.J97])" office:value-type="float" office:value="0.619791666666667" calcext:value-type="float">
            <text:p>0.619791666666667</text:p>
          </table:table-cell>
          <table:table-cell table:formula="of:=AVERAGE([.K94:.K97])" office:value-type="float" office:value="0.642517515" calcext:value-type="float">
            <text:p>0.642517515</text:p>
          </table:table-cell>
          <table:table-cell office:value-type="float" office:value="0.619791666666667" calcext:value-type="float">
            <text:p>0.619791666666667</text:p>
          </table:table-cell>
          <table:table-cell office:value-type="float" office:value="0.642517515" calcext:value-type="float">
            <text:p>0.64251751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1.0669794" calcext:value-type="float">
            <text:p>1.0669794</text:p>
          </table:table-cell>
          <table:table-cell office:value-type="float" office:value="0.75" calcext:value-type="float">
            <text:p>0.75</text:p>
          </table:table-cell>
          <table:table-cell office:value-type="float" office:value="0.56862926" calcext:value-type="float">
            <text:p>0.56862926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5" calcext:value-type="float">
            <text:p>0.55</text:p>
          </table:table-cell>
          <table:table-cell office:value-type="float" office:value="0.69718874" calcext:value-type="float">
            <text:p>0.69718874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703894" calcext:value-type="float">
            <text:p>0.670389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254245" calcext:value-type="float">
            <text:p>0.7254245</text:p>
          </table:table-cell>
          <table:table-cell office:value-type="float" office:value="0.320833333333333" calcext:value-type="float">
            <text:p>0.320833333333333</text:p>
          </table:table-cell>
          <table:table-cell office:value-type="float" office:value="0.7054164" calcext:value-type="float">
            <text:p>0.705416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9634887" calcext:value-type="float">
            <text:p>0.79634887</text:p>
          </table:table-cell>
          <table:table-cell office:value-type="float" office:value="0.679166666666667" calcext:value-type="float">
            <text:p>0.679166666666667</text:p>
          </table:table-cell>
          <table:table-cell office:value-type="float" office:value="0.6310033" calcext:value-type="float">
            <text:p>0.6310033</text:p>
          </table:table-cell>
          <table:table-cell office:value-type="float" office:value="0" calcext:value-type="float">
            <text:p>0</text:p>
          </table:table-cell>
          <table:table-cell table:formula="of:=AVERAGE([.J98:.J101])" office:value-type="float" office:value="0.671875" calcext:value-type="float">
            <text:p>0.671875</text:p>
          </table:table-cell>
          <table:table-cell table:formula="of:=AVERAGE([.K98:.K101])" office:value-type="float" office:value="0.57586628" calcext:value-type="float">
            <text:p>0.57586628</text:p>
          </table:table-cell>
          <table:table-cell office:value-type="float" office:value="0.671875" calcext:value-type="float">
            <text:p>0.671875</text:p>
          </table:table-cell>
          <table:table-cell office:value-type="float" office:value="0.57586628" calcext:value-type="float">
            <text:p>0.57586628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65205604" calcext:value-type="float">
            <text:p>0.65205604</text:p>
          </table:table-cell>
          <table:table-cell office:value-type="float" office:value="0.816666666666666" calcext:value-type="float">
            <text:p>0.816666666666666</text:p>
          </table:table-cell>
          <table:table-cell office:value-type="float" office:value="0.5320224" calcext:value-type="float">
            <text:p>0.532022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7" calcext:value-type="float">
            <text:p>0.7</text:p>
          </table:table-cell>
          <table:table-cell office:value-type="float" office:value="1.3729805" calcext:value-type="float">
            <text:p>1.3729805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45811877" calcext:value-type="float">
            <text:p>0.45811877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269598" calcext:value-type="float">
            <text:p>0.7269598</text:p>
          </table:table-cell>
          <table:table-cell office:value-type="float" office:value="0.420833333333333" calcext:value-type="float">
            <text:p>0.420833333333333</text:p>
          </table:table-cell>
          <table:table-cell office:value-type="float" office:value="0.68232065" calcext:value-type="float">
            <text:p>0.6823206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55" calcext:value-type="float">
            <text:p>0.55</text:p>
          </table:table-cell>
          <table:table-cell office:value-type="float" office:value="0.7072037" calcext:value-type="float">
            <text:p>0.7072037</text:p>
          </table:table-cell>
          <table:table-cell office:value-type="float" office:value="0.4" calcext:value-type="float">
            <text:p>0.4</text:p>
          </table:table-cell>
          <table:table-cell office:value-type="float" office:value="0.696441" calcext:value-type="float">
            <text:p>0.696441</text:p>
          </table:table-cell>
          <table:table-cell office:value-type="float" office:value="2" calcext:value-type="float">
            <text:p>2</text:p>
          </table:table-cell>
          <table:table-cell table:formula="of:=AVERAGE([.J102:.J105])" office:value-type="float" office:value="0.673958333333333" calcext:value-type="float">
            <text:p>0.673958333333333</text:p>
          </table:table-cell>
          <table:table-cell table:formula="of:=AVERAGE([.K102:.K105])" office:value-type="float" office:value="0.5739345575" calcext:value-type="float">
            <text:p>0.5739345575</text:p>
          </table:table-cell>
          <table:table-cell office:value-type="float" office:value="0.673958333333333" calcext:value-type="float">
            <text:p>0.673958333333333</text:p>
          </table:table-cell>
          <table:table-cell office:value-type="float" office:value="0.5739345575" calcext:value-type="float">
            <text:p>0.57393455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8" calcext:value-type="float">
            <text:p>0.8</text:p>
          </table:table-cell>
          <table:table-cell office:value-type="float" office:value="0.55809784" calcext:value-type="float">
            <text:p>0.55809784</text:p>
          </table:table-cell>
          <table:table-cell office:value-type="float" office:value="0.658333333333333" calcext:value-type="float">
            <text:p>0.658333333333333</text:p>
          </table:table-cell>
          <table:table-cell office:value-type="float" office:value="0.66381025" calcext:value-type="float">
            <text:p>0.6638102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59697306" calcext:value-type="float">
            <text:p>0.59697306</text:p>
          </table:table-cell>
          <table:table-cell office:value-type="float" office:value="0.795833333333333" calcext:value-type="float">
            <text:p>0.795833333333333</text:p>
          </table:table-cell>
          <table:table-cell office:value-type="float" office:value="0.5437587" calcext:value-type="float">
            <text:p>0.5437587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25" calcext:value-type="float">
            <text:p>0.725</text:p>
          </table:table-cell>
          <table:table-cell office:value-type="float" office:value="1.0117157" calcext:value-type="float">
            <text:p>1.0117157</text:p>
          </table:table-cell>
          <table:table-cell office:value-type="float" office:value="0.841666666666667" calcext:value-type="float">
            <text:p>0.841666666666667</text:p>
          </table:table-cell>
          <table:table-cell office:value-type="float" office:value="0.39172828" calcext:value-type="float">
            <text:p>0.39172828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59691024" calcext:value-type="float">
            <text:p>0.59691024</text:p>
          </table:table-cell>
          <table:table-cell office:value-type="float" office:value="0.775" calcext:value-type="float">
            <text:p>0.775</text:p>
          </table:table-cell>
          <table:table-cell office:value-type="float" office:value="0.56384623" calcext:value-type="float">
            <text:p>0.56384623</text:p>
          </table:table-cell>
          <table:table-cell office:value-type="float" office:value="3" calcext:value-type="float">
            <text:p>3</text:p>
          </table:table-cell>
          <table:table-cell table:formula="of:=AVERAGE([.J106:.J109])" office:value-type="float" office:value="0.741666666666667" calcext:value-type="float">
            <text:p>0.741666666666667</text:p>
          </table:table-cell>
          <table:table-cell table:formula="of:=AVERAGE([.K106:.K109])" office:value-type="float" office:value="0.5906554675" calcext:value-type="float">
            <text:p>0.5906554675</text:p>
          </table:table-cell>
          <table:table-cell office:value-type="float" office:value="0.741666666666667" calcext:value-type="float">
            <text:p>0.741666666666667</text:p>
          </table:table-cell>
          <table:table-cell office:value-type="float" office:value="0.5906554675" calcext:value-type="float">
            <text:p>0.5906554675</text:p>
          </table:table-cell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375" calcext:value-type="float">
            <text:p>0.375</text:p>
          </table:table-cell>
          <table:table-cell office:value-type="float" office:value="0.8972398" calcext:value-type="float">
            <text:p>0.897239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301189" calcext:value-type="float">
            <text:p>0.6301189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9392" calcext:value-type="float">
            <text:p>939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.5298789" calcext:value-type="float">
            <text:p>1.5298789</text:p>
          </table:table-cell>
          <table:table-cell office:value-type="float" office:value="0.741666666666667" calcext:value-type="float">
            <text:p>0.741666666666667</text:p>
          </table:table-cell>
          <table:table-cell office:value-type="float" office:value="0.59394234" calcext:value-type="float">
            <text:p>0.59394234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89436" calcext:value-type="float">
            <text:p>89436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675" calcext:value-type="float">
            <text:p>0.675</text:p>
          </table:table-cell>
          <table:table-cell office:value-type="float" office:value="0.71397465" calcext:value-type="float">
            <text:p>0.71397465</text:p>
          </table:table-cell>
          <table:table-cell office:value-type="float" office:value="0.775" calcext:value-type="float">
            <text:p>0.775</text:p>
          </table:table-cell>
          <table:table-cell office:value-type="float" office:value="0.5747144" calcext:value-type="float">
            <text:p>0.574714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X</text:p>
          </table:table-cell>
          <table:table-cell office:value-type="float" office:value="324832" calcext:value-type="float">
            <text:p>324832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0.</text:p>
          </table:table-cell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0.425" calcext:value-type="float">
            <text:p>0.425</text:p>
          </table:table-cell>
          <table:table-cell office:value-type="float" office:value="0.8452642" calcext:value-type="float">
            <text:p>0.8452642</text:p>
          </table:table-cell>
          <table:table-cell office:value-type="float" office:value="0.679166666666667" calcext:value-type="float">
            <text:p>0.679166666666667</text:p>
          </table:table-cell>
          <table:table-cell office:value-type="float" office:value="0.62797964" calcext:value-type="float">
            <text:p>0.62797964</text:p>
          </table:table-cell>
          <table:table-cell office:value-type="float" office:value="0" calcext:value-type="float">
            <text:p>0</text:p>
          </table:table-cell>
          <table:table-cell table:formula="of:=AVERAGE([.J110:.J113])" office:value-type="float" office:value="0.679166666666667" calcext:value-type="float">
            <text:p>0.679166666666667</text:p>
          </table:table-cell>
          <table:table-cell table:formula="of:=AVERAGE([.K110:.K113])" office:value-type="float" office:value="0.62797964" calcext:value-type="float">
            <text:p>0.62797964</text:p>
          </table:table-cell>
          <table:table-cell office:value-type="float" office:value="0.679166666666667" calcext:value-type="float">
            <text:p>0.679166666666667</text:p>
          </table:table-cell>
          <table:table-cell office:value-type="float" office:value="0.62797964" calcext:value-type="float">
            <text:p>0.62797964</text:p>
          </table:table-cell>
        </table:table-row>
      </table:table>
      <table:named-expressions/>
      <table:database-ranges>
        <table:database-range table:name="__Anonymous_Sheet_DB__0" table:target-range-address="results_val.A1:results_val.P1048576">
          <table:sort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5T20:24:37.895448068</dc:date>
    <meta:editing-duration>PT36M16S</meta:editing-duration>
    <meta:editing-cycles>1</meta:editing-cycles>
    <meta:document-statistic meta:table-count="1" meta:cell-count="1436" meta:object-count="0"/>
    <meta:generator>LibreOffice/5.3.6.1$Linux_X86_64 LibreOffice_project/30$Build-1</meta:generator>
  </office:meta>
</office:document-meta>
</file>